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20pt" officeooo:paragraph-rsid="0009dd8e" style:font-size-asian="20pt" style:font-size-complex="20pt"/>
    </style:style>
    <style:style style:name="P3" style:family="paragraph" style:parent-style-name="Standard">
      <style:text-properties style:font-name="FreeMono" fo:font-size="20pt" style:font-size-asian="20pt" style:font-size-complex="20pt"/>
    </style:style>
    <style:style style:name="P4" style:family="paragraph" style:parent-style-name="Standard">
      <style:text-properties fo:font-size="20pt" style:font-size-asian="20pt" style:font-size-complex="20pt"/>
    </style:style>
    <style:style style:name="T1" style:family="text">
      <style:text-properties officeooo:rsid="0006bb09"/>
    </style:style>
    <style:style style:name="T2" style:family="text">
      <style:text-properties officeooo:rsid="00078997"/>
    </style:style>
    <style:style style:name="T3" style:family="text">
      <style:text-properties officeooo:rsid="00087b8f"/>
    </style:style>
    <style:style style:name="T4" style:family="text">
      <style:text-properties fo:font-size="20pt" style:font-size-asian="20pt" style:font-size-complex="20pt"/>
    </style:style>
    <style:style style:name="T5" style:family="text">
      <style:text-properties fo:font-size="20pt" officeooo:rsid="0009dd8e" style:font-size-asian="20pt" style:font-size-complex="20pt"/>
    </style:style>
    <style:style style:name="T6" style:family="text">
      <style:text-properties fo:font-size="20pt" officeooo:rsid="000a26b2" style:font-size-asian="20pt" style:font-size-complex="20pt"/>
    </style:style>
    <style:style style:name="T7" style:family="text">
      <style:text-properties officeooo:rsid="000c3620"/>
    </style:style>
    <style:style style:name="T8" style:family="text">
      <style:text-properties style:font-name="Free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ction 2 </text:p>
      <text:p text:style-name="P1"><text:s/>Now we're essentially <text:s/>going to be typing commands and looking at the output that comes.</text:p>
      <text:p text:style-name="P1"><text:s/>It is the command that we're going to use to run <text:span text:style-name="T1">is</text:span> create and run a container using an image.</text:p>
      <text:p text:style-name="P1">(image1)</text:p>
      <text:p text:style-name="P1">So at the command line, we're going to execute </text:p>
      <text:p text:style-name="P1"><text:tab/>Docker Run </text:p>
      <text:p text:style-name="P1">and then the name of the image that we want to use as the basis for this container.</text:p>
      <text:p text:style-name="P1"/>
      <text:p text:style-name="P1">(image2)</text:p>
      <text:p text:style-name="P1">I want you to think about what probably just occurred when we ran that command.</text:p>
      <text:p text:style-name="P1"><text:span text:style-name="T1">S</text:span>omewhere on our hard disk is an image that has that filesystem snapshot with one single program inside of it.</text:p>
      <text:p text:style-name="P1"/>
      <text:p text:style-name="P1">So when we executed Docker Run Hello World, we took that little snapshot of the hard drive We stuck it into this little container thing or this kind of grouping of resources and then we executed the command run Hello World.</text:p>
      <text:p text:style-name="P1"/>
      <text:p text:style-name="P1">Remember, any time that we execute Docker run with an image, we not only get that filesystem snapshot, but we also get this default command that is supposed to be executed after the container is created</text:p>
      <text:p text:style-name="P1">(image3) </text:p>
      <text:p text:style-name="P1">So the variation on DOCKER run that we're going to look at is going to give you a way to override this.</text:p>
      <text:p text:style-name="P1"><text:soft-page-break/>Here's how we do it will execute Docker, run the image name just like we did before, and then after that we'll supply a alternate command to be executed inside the container after it starts up.</text:p>
      <text:p text:style-name="P1">We're going to use a different image than what we use before.</text:p>
      <text:p text:style-name="P1">We're going to use an image called Busy Box.</text:p>
      <text:p text:style-name="P1"/>
      <text:p text:style-name="P1"><text:tab/>docker run busybox echo Hi there</text:p>
      <text:p text:style-name="P1">This is an override.</text:p>
      <text:p text:style-name="P1"/>
      <text:p text:style-name="P1">I want you to run, Docker run busy box.</text:p>
      <text:p text:style-name="P1"/>
      <text:p text:style-name="P1">And then the override command that we're going to use this time is going to be ls,</text:p>
      <text:p text:style-name="P1">It's going to print out all the files and folders inside of a given directory.</text:p>
      <text:p text:style-name="P1"/>
      <text:p text:style-name="P1"><text:tab/>docker run busybox ls</text:p>
      <text:p text:style-name="P1"/>
      <text:p text:style-name="P1">And if you are <text:span text:style-name="T2">user </text:span>Windows machine right here, these folders might look very strange to you and very unfamiliar.</text:p>
      <text:p text:style-name="P1">So, in fact, these are folders that are printed out are not belonging to you on your computer.</text:p>
      <text:p text:style-name="P1">These are folders that exist solely inside that container.</text:p>
      <text:p text:style-name="P1">(image4)</text:p>
      <text:p text:style-name="P1"/>
      <text:p text:style-name="P1">docker run hello-world ls</text:p>
      <text:p text:style-name="P1"/>
      <text:p text:style-name="P1">And we get a very similar error message here as well.</text:p>
      <text:p text:style-name="P1"><text:soft-page-break/>So what's going on?</text:p>
      <text:p text:style-name="P1">image4</text:p>
      <text:p text:style-name="P1">When we run the alternate commands or those alternate echo in commands with busy box, those commands</text:p>
      <text:p text:style-name="P1">work because ls and Echo are two programs that exist inside of the busy box file system image.</text:p>
      <text:p text:style-name="P1"/>
      <text:p text:style-name="P1">However, with our Hello World Program over here, the only thing that exists inside this file system</text:p>
      <text:p text:style-name="P1">snapshot is a single program like one single file. And all that thing does is echo out or kind of print out that singular message that we saw when we ran that container</text:p>
      <text:p text:style-name="P1"/>
      <text:p text:style-name="P1">-----------</text:p>
      <text:p text:style-name="P1">image8</text:p>
      <text:p text:style-name="P1"><text:tab/>docker ps</text:p>
      <text:p text:style-name="P1">This command will list all the different running containers that are currently on your machine.</text:p>
      <text:p text:style-name="P1"/>
      <text:p text:style-name="P1">At present, we have no containers running our machine, so we have no entries inside this table.</text:p>
      <text:p text:style-name="P1">At this point, we've only been running images or creating containers that run very quickly and then</text:p>
      <text:p text:style-name="P1">immediately closed down.</text:p>
      <text:p text:style-name="P1"/>
      <text:p text:style-name="P1"><text:s/><text:tab/>docker run busybox echo how are you</text:p>
      <text:p text:style-name="P1"><text:s/><text:tab/></text:p>
      <text:p text:style-name="P1"><text:soft-page-break/>So if we want peace to be meaningful at all, we have to have some container that is running for some longer amount of time in order to get a container running a little bit longer.</text:p>
      <text:p text:style-name="P1"/>
      <text:p text:style-name="P1">docker run busybox ping google.com</text:p>
      <text:p text:style-name="P1"/>
      <text:p text:style-name="P1">This command is going to continue running so we can now run Docker in a second window and we should</text:p>
      <text:p text:style-name="P1">see this container up here in the listing.</text:p>
      <text:p text:style-name="P1"/>
      <text:p text:style-name="P1">We can modify the command just a little bit to show all containers that have ever been created on our</text:p>
      <text:p text:style-name="P1">machine.</text:p>
      <text:p text:style-name="P1"/>
      <text:p text:style-name="P1"><text:tab/>docker ps --all</text:p>
      <text:p text:style-name="P1"><text:tab/></text:p>
      <text:p text:style-name="P1">So in practice, we're going to end up using the DR Command quite a bit to see what containers are currently</text:p>
      <text:p text:style-name="P1">running on our machine, one of the most common uses of cockups is not only to see what's running,</text:p>
      <text:p text:style-name="P1">but also to get the idea of a running container, because, like I said, we very frequently want to</text:p>
      <text:p text:style-name="P1">issue commands on a very specific container and for that we need its ID.</text:p>
      <text:p text:style-name="P1">---------------</text:p>
      <text:p text:style-name="P1">CONTAINER LIFECYCLE</text:p>
      <text:p text:style-name="P1">I want to <text:s/>go all the way to the start and really figure out what happens when a container is first created.</text:p>
      <text:p text:style-name="P1">(image 10)</text:p>
      <text:p text:style-name="P1"><text:soft-page-break/>I said, creating and running a container, creating a container and actually starting it up are actually two separate processes.</text:p>
      <text:p text:style-name="P1"/>
      <text:p text:style-name="P1">image-10 start</text:p>
      <text:p text:style-name="P1"/>
      <text:p text:style-name="P1">image-10 create</text:p>
      <text:p text:style-name="P1">The process of creating a container is where we <text:s/>take the file system in here and kind of prep it for use in this new container, when we create the container, we're just talking about kind of prep<text:span text:style-name="T7">ar</text:span>ing or setting up this file system snapshot to be used to create the container to actually start the container.</text:p>
      <text:p text:style-name="P1">image-9</text:p>
      <text:p text:style-name="P1">That's when we actually execute this start up command that might start up the process of like hello</text:p>
      <text:p text:style-name="P1">world or in the case of that busy box, one that we used the echo.</text:p>
      <text:p text:style-name="P1">Hi there.</text:p>
      <text:p text:style-name="P1">So, again, creating a container is about the file system starting.</text:p>
      <text:p text:style-name="P1">It is about actually executing the start up command.</text:p>
      <text:p text:style-name="P1"/>
      <text:p text:style-name="P1">start to investigate the differences between creating container and starting a container.</text:p>
      <text:p text:style-name="P1"/>
      <text:p text:style-name="P1">docker create hello-world</text:p>
      <text:p text:style-name="P1"/>
      <text:p text:style-name="P1">when I run that command, I get this long string of characters printed out.</text:p>
      <text:p text:style-name="P1"><text:soft-page-break/>This is the idea of the container that was just created.</text:p>
      <text:p text:style-name="P1">I can now actually execute the Hello World Command inside of this container by running </text:p>
      <text:p text:style-name="P1">Docker starts -a ID</text:p>
      <text:p text:style-name="P1"/>
      <text:p text:style-name="P1">Now, what was with the -<text:span text:style-name="T3">a</text:span> right there?</text:p>
      <text:p text:style-name="P1">Well, to show you what's going on with that, let's try running Docker's start again, but without <text:s/>the -a , you'll notice that I just see the ID, the -a command is what's going to make Docker actually watch for output from the container and print it out to your terminal.</text:p>
      <text:p text:style-name="P1"/>
      <text:p text:style-name="P1">So the -a specifically means, hey, kind of attached to the container, so to speak, and watch for</text:p>
      <text:p text:style-name="P1">output coming from it and print it out at my terminal.</text:p>
      <text:p text:style-name="P1"/>
      <text:p text:style-name="P1">So you'll notice that's a very small difference between Docker Run and Docker start by default.</text:p>
      <text:p text:style-name="P1"/>
      <text:p text:style-name="P1">Docker Run is going to show you all the logs or all the information coming out of the container by default.</text:p>
      <text:p text:style-name="P1">Docker Start is the opposite.</text:p>
      <text:p text:style-name="P1">Docker Start is not going to show you information coming out of the terminal.</text:p>
      <text:p text:style-name="P1"/>
      <text:p text:style-name="P1">RESTART STOPPED CONTAINER</text:p>
      <text:p text:style-name="P1"/>
      <text:p text:style-name="P1">LEt me do </text:p>
      <text:p text:style-name="P1"><text:tab/>Docker ps -all</text:p>
      <text:p text:style-name="P1"><text:soft-page-break/>When a container is exited, we can still start it back up.</text:p>
      <text:p text:style-name="P1">So just because a container stop doesn't mean that it's like dead or cannot be used again.</text:p>
      <text:p text:style-name="P1">We can very easily stop and then start containers again at some point in the future to start a container back up.</text:p>
      <text:p text:style-name="P1">We can take its ID and then execute </text:p>
      <text:p text:style-name="P1"/>
      <text:p text:style-name="P1"><text:tab/>docker start -a and paste that id.</text:p>
      <text:p text:style-name="P1"/>
      <text:p text:style-name="P1"><text:s/>which is kind of interesting.</text:p>
      <text:p text:style-name="P1"><text:s/></text:p>
      <text:p text:style-name="P1"><text:s/>image11</text:p>
      <text:p text:style-name="P1"><text:s/>Let's take a look at a diagram to really understand this entire series of commands that we just issued.</text:p>
      <text:p text:style-name="P1"><text:s/></text:p>
      <text:p text:style-name="P1"><text:s text:c="2"/>we then ran the Docker Start command a second time.</text:p>
      <text:p text:style-name="P1"/>
      <text:p text:style-name="P1">What happened was the running process or this primary command was issued a second time inside the container.</text:p>
      <text:p text:style-name="P1">When you have a container that's already been created, we cannot replace that default command.</text:p>
      <text:p text:style-name="P1"><text:tab/>docker start -a 30e67d436a83 echo bye bye</text:p>
      <text:p text:style-name="P1"><text:tab/></text:p>
      <text:p text:style-name="P1"/>
      <text:p text:style-name="P1"/>
      <text:p text:style-name="P1">REMOVING STOPPED CONTAINER</text:p>
      <text:p text:style-name="P3">docker ps -ll</text:p>
      <text:p text:style-name="P1"><text:soft-page-break/><text:s/>it might be to my advantage to try to entirely delete them and not just leave them in this stop state to delete all these containers.</text:p>
      <text:p text:style-name="P1">I can run </text:p>
      <text:p text:style-name="P1"><text:tab/><text:span text:style-name="T8">docker system prune</text:span></text:p>
      <text:p text:style-name="P1"><text:span text:style-name="T8"/></text:p>
      <text:p text:style-name="P1">all then be presented with a warning here, so just to be clear, this is not only going to delete</text:p>
      <text:p text:style-name="P1">stopped containers, it's also going to delete a couple of either items as well.</text:p>
      <text:p text:style-name="P1"><text:tab/></text:p>
      <text:p text:style-name="P1"/>
      <text:p text:style-name="P1">So after running Docker Prune, you'll have to read download images from Docker, which is not a really</text:p>
      <text:p text:style-name="P1">big deal.</text:p>
      <text:p text:style-name="P1">I really recommend you keep the Docker system prune command in mind, because any time that you're</text:p>
      <text:p text:style-name="P1">kind of done working with Docker for a period of weeks or months, or if you decide you just don't want</text:p>
      <text:p text:style-name="P1">to work with Docker again at all, you will want to run this command to delete any containers that are</text:p>
      <text:p text:style-name="P1">still just kind of sitting around eating up displays.</text:p>
      <text:p text:style-name="P1"/>
      <text:p text:style-name="P1">RETIREVE LOG OUTPUT</text:p>
      <text:p text:style-name="P1"/>
      <text:p text:style-name="P1"><text:tab/>docker create busybox echo hi there</text:p>
      <text:p text:style-name="P1"><text:tab/>docker start 73f80d3a6c</text:p>
      <text:p text:style-name="P1"><text:tab/></text:p>
      <text:p text:style-name="P1"><text:soft-page-break/>So what would happen if you wanted to get all the output from the container without having to add in</text:p>
      <text:p text:style-name="P1">that -a flag, for example?</text:p>
      <text:p text:style-name="P1">image12</text:p>
      <text:p text:style-name="P1"/>
      <text:p text:style-name="P1"><text:tab/>docker logs efd434efb9b53f1992f7fcd8cdf87f0e32e6879c081876178a10335edda9a995</text:p>
      <text:p text:style-name="P1"><text:tab/></text:p>
      <text:p text:style-name="P1">One thing to be really clear about is that by running Docker logs, I'm not rerunning or restarting</text:p>
      <text:p text:style-name="P1">the container to in any way, shape or form.</text:p>
      <text:p text:style-name="P1">I'm just getting a record of all the logs that have been emitted from that container that Docker logs command is something that we're going to be using quite a bit as we are trying to debug or set up new containers, because as you can see, it's a really good way to kind of inspect a container and see</text:p>
      <text:p text:style-name="P1">what's going on inside of it.</text:p>
      <text:p text:style-name="P1"/>
      <text:p text:style-name="P1">STOPPING CONTAINER</text:p>
      <text:p text:style-name="P1"><text:tab/>docker create busybox ping google.com</text:p>
      <text:p text:style-name="P1"><text:tab/>docker start ID</text:p>
      <text:p text:style-name="P1"><text:tab/>dokcer log ID</text:p>
      <text:p text:style-name="P1"><text:tab/>docker ps</text:p>
      <text:p text:style-name="P1"><text:tab/></text:p>
      <text:p text:style-name="P1">How do we actually stop this container?</text:p>
      <text:p text:style-name="P1">Remember, the PIN command is going to essentially go on forever and we have to actually send it a signal</text:p>
      <text:p text:style-name="P1">and tell it, hey, Pinkman, please stop like you're all done.</text:p>
      <text:p text:style-name="P1"><text:soft-page-break/>No need to reach out to Google anymore.</text:p>
      <text:p text:style-name="P1">image 13</text:p>
      <text:p text:style-name="P1"><text:s/>we can issue either the</text:p>
      <text:p text:style-name="P1">Docker Stop command or the docker kill command.</text:p>
      <text:p text:style-name="P1"/>
      <text:p text:style-name="P1">Both these are going to stop the running container, but they look like they kind of do the same thing</text:p>
      <text:p text:style-name="P1">here.</text:p>
      <text:p text:style-name="P1">So what's the difference between them?</text:p>
      <text:p text:style-name="P1"/>
      <text:p text:style-name="P1">Well, here's what happens behind the scenes.</text:p>
      <text:p text:style-name="P1">image 14</text:p>
      <text:p text:style-name="P1">When you issue a docker stop commands, a hardware signal is sent to the process, the primary process</text:p>
      <text:p text:style-name="P1">inside that container.</text:p>
      <text:p text:style-name="P1">In the case of Docker Stop, we send a sig term message, which is short for terminate signal.</text:p>
      <text:p text:style-name="P1"/>
      <text:p text:style-name="P1">Sig term is used any time that you want to stop a process inside of your container and shut the container</text:p>
      <text:p text:style-name="P2">down and you want to give that process inside there a little bit of time to shut itself down and do a little bit of cleanup. </text:p>
      <text:p text:style-name="P2">A lot of different programming languages have the ability for you to listen for these signals inside of your code base.</text:p>
      <text:p text:style-name="P1">And as soon as you get that signal, you could attempt to do a little bit of cleanup or maybe save some file or emit some message or something like that.</text:p>
      <text:p text:style-name="P1">image 14</text:p>
      <text:p text:style-name="P1"><text:soft-page-break/>On the other hand, the Docker Kill command issues, a sig kill or a kill signal to the primary running</text:p>
      <text:p text:style-name="P1">process inside the container securely essentially means you have to shut down right now and you do not</text:p>
      <text:p text:style-name="P1">get to do any additional work.</text:p>
      <text:p text:style-name="P1"/>
      <text:p text:style-name="P1">So ideally, we always stop a container with the docker, stop command in order to give the running</text:p>
      <text:p text:style-name="P1">process inside of it a little bit of time to shut itself down.</text:p>
      <text:p text:style-name="P1"/>
      <text:p text:style-name="P1">Now, one kind of little oddity or interesting thing about Docker stop when you issued Docker stop to</text:p>
      <text:p text:style-name="P1">a container.</text:p>
      <text:p text:style-name="P1">If the container does not automatically stop in 10 seconds, then Docker is going to automatically fall</text:p>
      <text:p text:style-name="P1">back to issuing the docker kill command.</text:p>
      <text:p text:style-name="P1"/>
      <text:p text:style-name="P1">docker stop 40fc2af9e5af (docker create busybox ping google.com)</text:p>
      <text:p text:style-name="P1"/>
      <text:p text:style-name="P1">The ping command doesn't really have the ability to say, oh, yeah, I understand you want me to shut</text:p>
      <text:p text:style-name="P1">down the ping command is rather I don't know what's term for it.</text:p>
      <text:p text:style-name="P1">The command wants to do its own thing and it just wants to run forever.</text:p>
      <text:p text:style-name="P1">And so after we waited those ten seconds, eventually the kill signal was sent to it, telling it,</text:p>
      <text:p text:style-name="P1">Hey, Ping, you're done, get out of here, shut yourself down.</text:p>
      <text:p text:style-name="P1"><text:soft-page-break/>And so that's why we had to wait a couple of seconds.</text:p>
      <text:p text:style-name="P1">Let's now take that container idea again.</text:p>
      <text:p text:style-name="P1"/>
      <text:p text:style-name="P1">MULTICOMMAND CONTAINER</text:p>
      <text:p text:style-name="P1"/>
      <text:p text:style-name="P1">Much earlier in this course, like in the first one or two sections, you saw me start up a new copy</text:p>
      <text:p text:style-name="P2">of redis on my computer by using Docker as a reminder,</text:p>
      <text:p text:style-name="P2"/>
      <text:p text:style-name="P2"><text:s/>Redis is an in-memory data store that is very</text:p>
      <text:p text:style-name="P1">commonly used with Web applications.</text:p>
      <text:p text:style-name="P1"/>
      <text:p text:style-name="P1">I took the liberty of installing Redis on my local machine directly without Docker being involved whatsoever,</text:p>
      <text:p text:style-name="P1">because I want to show you the normal way in which we might interact with retests.</text:p>
      <text:p text:style-name="P1">I'm going to first start up an instance of the server by running a server.</text:p>
      <text:p text:style-name="P1">Now again, I am able to run this command because I installed redis</text:p>
      <text:p text:style-name="P1"><text:s/>on my local machine without Docker</text:p>
      <text:p text:style-name="P1">involved.</text:p>
      <text:p text:style-name="P1">src/redis-server</text:p>
      <text:p text:style-name="P1">src/redis-cli</text:p>
      <text:p text:style-name="P1">set mynumber 5</text:p>
      <text:p text:style-name="P1">get mynumber </text:p>
      <text:p text:style-name="P1"/>
      <text:p text:style-name="P1">So now you're probably wondering, where am I going with this?</text:p>
      <text:p text:style-name="P1"><text:soft-page-break/>Well, let's try starting up retests using Docker, and then you're going to very quickly see some interesting</text:p>
      <text:p text:style-name="Standard"><text:span text:style-name="T4">behavior around </text:span><text:span text:style-name="T5">Redis-CLI</text:span><text:span text:style-name="T4">.</text:span></text:p>
      <text:p text:style-name="P1">So let's give it a shot.</text:p>
      <text:p text:style-name="P1">I'm going to stop my running stuff.</text:p>
      <text:p text:style-name="P1">And then I'm going to start up an instance of retests on my machine using Dakkar run retests.</text:p>
      <text:p text:style-name="P1"/>
      <text:p text:style-name="P1">So I now want to start up a copy of the redis CLI and try to work with the information that is being</text:p>
      <text:p text:style-name="P1">handled inside of the server.</text:p>
      <text:p text:style-name="P1"><text:tab/><text:tab/>docker run redis</text:p>
      <text:p text:style-name="P1"><text:tab/><text:tab/>docker redis-cli</text:p>
      <text:p text:style-name="P1"/>
      <text:p text:style-name="P1">Well, let's look at a diagram.</text:p>
      <text:p text:style-name="P1"/>
      <text:p text:style-name="P1">image 18 attach</text:p>
      <text:p text:style-name="P1"/>
      <text:p text:style-name="P1">So just a second ago, we started up a new container that is running redis server now redis is running</text:p>
      <text:p text:style-name="P1">only inside this container.</text:p>
      <text:p text:style-name="P1">So if I tried to run redis CLI outside the container, outside the container, I have no access to anything that's going on inside there.</text:p>
      <text:p text:style-name="P1"/>
      <text:p text:style-name="P1">And so there is no ready CLI command to run outside the container.</text:p>
      <text:p text:style-name="P1"><text:soft-page-break/>If we want to start up the CLI, we need to somehow get into this container and execute a second command inside of it like this.</text:p>
      <text:p text:style-name="P1"/>
      <text:p text:style-name="P1">EXECUTING COMMAND in RUNNING CONTAINERS</text:p>
      <text:p text:style-name="P1"/>
      <text:p text:style-name="P1">To do so, we're going to be making use of another Docker command.</text:p>
      <text:p text:style-name="P1">So the Docker command we're going to use is Docker EXEC, exactly short for execute and we use it to</text:p>
      <text:p text:style-name="P1">execute an additional command inside of a container.</text:p>
      <text:p text:style-name="P1"/>
      <text:p text:style-name="P1">We're going to write Docker EXEC (image 16)</text:p>
      <text:p text:style-name="P1"/>
      <text:p text:style-name="P1"><text:s text:c="2"/>docker exec -it 98616a39a33b redis-cli</text:p>
      <text:p text:style-name="P1"><text:s text:c="2"/>set mynumber 5</text:p>
      <text:p text:style-name="P1"><text:s text:c="2"/>get mynumber </text:p>
      <text:p text:style-name="P1"><text:s text:c="2"/></text:p>
      <text:p text:style-name="P1"><text:s/>So by using the EXEC command, we were able to start up a second running program inside of our container</text:p>
      <text:p text:style-name="P1">and the dash it flag right here allowed us to enter in text on our keyboard and have it be sent into that running container.</text:p>
      <text:p text:style-name="P1"/>
      <text:p text:style-name="P1">Let's try removing the flag there and seeing what happens.</text:p>
      <text:p text:style-name="P1"><text:tab/> <text:s/>docker exec 98616a39a33b redis-cli</text:p>
      <text:p text:style-name="P1"/>
      <text:p text:style-name="P1">I'm going to exit this by hitting control, see on my keyboard and then I'll do Docker again.</text:p>
      <text:p text:style-name="P1"><text:soft-page-break/>But this time I'm going to leave off the flags, so I'll do the ID and then redis CLI.</text:p>
      <text:p text:style-name="P1"/>
      <text:p text:style-name="P1">And you'll notice that this time around I just got kicked directly back to my terminal.</text:p>
      <text:p text:style-name="Standard"><text:span text:style-name="T4">I got kicked directly back because </text:span><text:span text:style-name="T6">Redis</text:span><text:span text:style-name="T4"> </text:span><text:span text:style-name="T6">CLI</text:span><text:span text:style-name="T4"> was started up, but we did not get the ability to enter in any text.</text:span></text:p>
      <text:p text:style-name="P1">So when Redis CLI was started up, but it very quickly realized, hey, I don't have any possibility of getting any text input, it decided to just entirely close down and kick us back to our terminal.</text:p>
      <text:p text:style-name="P1">Now, this idea behind kind of adding on this IT flag and adding in text here is actually something</text:p>
      <text:p text:style-name="P1">that's rather important in the world of Docker.</text:p>
      <text:p text:style-name="P1"/>
      <text:p text:style-name="P1">THE PURPOSE OF THE IT FLAG</text:p>
      <text:p text:style-name="P1"/>
      <text:p text:style-name="P1">give you a better idea of what this dash it flag right here is really doing for us.</text:p>
      <text:p text:style-name="P1"/>
      <text:p text:style-name="P1">The first thing you need to understand is a little bit more about how processes run inside of a Linux environment.</text:p>
      <text:p text:style-name="P1">As a quick reminder, when you are running docker on your machine, every single container that you are running is running inside of a virtual machine running Linux.</text:p>
      <text:p text:style-name="P1">So these processes are really being executed inside of a Linux world, even if you're on Mac or Windows.</text:p>
      <text:p text:style-name="P1"/>
      <text:p text:style-name="P1">(image 20)</text:p>
      <text:p text:style-name="P1"><text:soft-page-break/>In this diagram, we've got three different running processes all inside in theory of a running container or really inside of a Linux environment, every process that we create in a Linux environment has three communication channels attached to it, that we refer to as standard in, standard out and standard error.</text:p>
      <text:p text:style-name="P1">These channels are used to communicate information either into the process or out of the process standard</text:p>
      <text:p text:style-name="P1">in, as you might guess, is used to communicate information into the process.</text:p>
      <text:p text:style-name="P1"/>
      <text:p text:style-name="P1">So when you're at your terminal and you type stuff, you type is being directed into a running standard channel attached to the <text:s/>CLI, the standard out channel that is attached to any given process is going to convey information that is coming from the process. So standard out might be redirected over to your running terminal and that's going to end up as being</text:p>
      <text:p text:style-name="P1">stuff that is going to show up on the screen.</text:p>
      <text:p text:style-name="P1"/>
      <text:p text:style-name="P1">Standard ERROR is very similar, but it conveys information out of the process that is kind of like an air</text:p>
      <text:p text:style-name="P1">in nature.</text:p>
      <text:p text:style-name="P1"/>
      <text:p text:style-name="P1">In reality, it's a dash -i and a dash -t like so.</text:p>
      <text:p text:style-name="P1">docker exec -i -t </text:p>
      <text:p text:style-name="P1"/>
      <text:p text:style-name="P1">-i on here means when we execute this new command inside the container, we want to attach our terminal to the standard in channel of that new running process.</text:p>
      <text:p text:style-name="P1"><text:soft-page-break/>So by adding on the -i flag, we are saying make sure that any stuff that I type gets directed to standard in of redisCLI.</text:p>
      <text:p text:style-name="P1"/>
      <text:p text:style-name="P1">The -t flag. Is what kind of makes all this text show up a little bit pretty</text:p>
      <text:p text:style-name="P1"/>
      <text:p text:style-name="P1">Now, in reality, it's doing a little bit more than that.</text:p>
      <text:p text:style-name="P1"/>
      <text:p text:style-name="P1"><text:tab/>docker exec -i 98616a39a33b redis-cli</text:p>
      <text:p text:style-name="P1"><text:tab/>set value 5</text:p>
      <text:p text:style-name="P1"><text:tab/>get value</text:p>
      <text:p text:style-name="P1"><text:tab/></text:p>
      <text:p text:style-name="P1">A very common thing that you're going to want to do when you are using Docker is to get shell access</text:p>
      <text:p text:style-name="P1">or terminal access to your running container.</text:p>
      <text:p text:style-name="P1">In other words, you are going to want to run commands inside of your container without having to rerun</text:p>
      <text:p text:style-name="P1">Docker, exact docker, exact docker again and again all day.</text:p>
      <text:p text:style-name="P1"/>
      <text:p text:style-name="P1">So in this section, I'm going to show you how you can open up a Shell terminal in the context of your</text:p>
      <text:p text:style-name="P1">running container.</text:p>
      <text:p text:style-name="P1"><text:tab/>docker exec -it 98616a39a33b sh</text:p>
      <text:p text:style-name="P1"><text:tab/>ls</text:p>
      <text:p text:style-name="P1"><text:tab/># cd /</text:p>
      <text:p text:style-name="P1"><text:tab/># ls</text:p>
      <text:p text:style-name="P1"><text:tab/>bin <text:s/>boot <text:s/>data <text:s/>dev <text:s/>etc <text:s/>home <text:s/>lib <text:s/>lib64 <text:s/>media <text:s/>mnt <text:s/>opt <text:s/>proc <text:s/>root <text:s/>run <text:s/>sbin <text:s/>srv <text:s/>sys <text:s/>tmp <text:s/>usr <text:s/>var</text:p>
      <text:p text:style-name="P1"><text:tab/># echo hi there</text:p>
      <text:p text:style-name="P1"><text:soft-page-break/><text:tab/>hi there</text:p>
      <text:p text:style-name="P1"><text:tab/># export b=5</text:p>
      <text:p text:style-name="P1"><text:tab/># echo $b</text:p>
      <text:p text:style-name="P1">CTRL +D exit</text:p>
      <text:p text:style-name="P1"/>
      <text:p text:style-name="P1">So what is sh?</text:p>
      <text:p text:style-name="P1">image 21</text:p>
      <text:p text:style-name="P1">Well, sh is the name of a program and it's a program that has been executed inside of that container.</text:p>
      <text:p text:style-name="P1">SH is a command processor or a shell.</text:p>
      <text:p text:style-name="P1">It's something that allows us to type commands in and have them be executed inside that container.</text:p>
      <text:p text:style-name="P1"/>
      <text:p text:style-name="P1">if we wanted to, we could also run Docker Run the original Docker Run command right here along</text:p>
      <text:p text:style-name="P1">with that flag and start up a shell immediately when a container first starts up.</text:p>
      <text:p text:style-name="P1">docker run -it busybox sh</text:p>
      <text:p text:style-name="P1"/>
      <text:p text:style-name="P1">CONTAINER ISOLATION</text:p>
      <text:p text:style-name="P1"/>
      <text:p text:style-name="P1">open a shell docker run -it busybox sh</text:p>
      <text:p text:style-name="P1">create a file </text:p>
      <text:p text:style-name="P1"><text:tab/>touch hithere</text:p>
      <text:p text:style-name="P1"><text:tab/></text:p>
      <text:p text:style-name="P1">open a second shell run docker run -it buybox sh</text:p>
      <text:p text:style-name="P1">show the file </text:p>
      <text:p text:style-name="P1">l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3T13:39:22.579286558</meta:creation-date>
    <dc:date>2022-02-25T15:00:15.704282132</dc:date>
    <meta:editing-duration>P1DT5H58M8S</meta:editing-duration>
    <meta:editing-cycles>2</meta:editing-cycles>
    <meta:generator>LibreOffice/6.4.7.2$Linux_X86_64 LibreOffice_project/40$Build-2</meta:generator>
    <meta:document-statistic meta:table-count="0" meta:image-count="0" meta:object-count="0" meta:page-count="18" meta:paragraph-count="279" meta:word-count="3187" meta:character-count="17123" meta:non-whitespace-character-count="14096"/>
  </office:meta>
</office:document-meta>
</file>